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1pt" fo:font-style="normal" fo:font-weight="normal" style:font-size-asian="11pt" style:font-size-complex="11pt"/>
    </style:style>
    <style:style style:name="P3" style:family="paragraph" style:parent-style-name="Text_20_body">
      <style:paragraph-properties fo:margin-left="0in" fo:margin-right="0in" style:line-height-at-least="0.3335in" fo:orphans="2" fo:widows="2" fo:text-indent="0in" style:auto-text-indent="false"/>
    </style:style>
    <style:style style:name="P4"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style>
    <style:style style:name="P5" style:family="paragraph" style:parent-style-name="Heading_20_1">
      <style:paragraph-properties fo:margin-left="0in" fo:margin-right="0in" style:line-height-at-least="0.4165in" fo:orphans="2" fo:widows="2" fo:text-indent="0in" style:auto-text-indent="false"/>
      <style:text-properties fo:font-variant="normal" fo:text-transform="none" fo:color="#292929" style:font-name="medium-content-sans-serif-font" fo:font-size="11pt" fo:font-style="normal" fo:font-weight="bold" style:font-size-asian="11pt" style:font-size-complex="11pt"/>
    </style:style>
    <style:style style:name="P6" style:family="paragraph" style:parent-style-name="Heading_20_1">
      <style:paragraph-properties fo:margin-left="0in" fo:margin-right="0in" style:line-height-at-least="0.3335in" fo:orphans="2" fo:widows="2" fo:text-indent="0in" style:auto-text-indent="false"/>
      <style:text-properties fo:font-variant="normal" fo:text-transform="none" fo:color="#292929" style:font-name="medium-content-title-font" fo:font-size="12pt" fo:letter-spacing="normal" fo:font-style="normal" fo:font-weight="normal" style:font-size-asian="12pt" style:font-size-complex="12pt"/>
    </style:style>
    <style:style style:name="P7" style:family="paragraph" style:parent-style-name="Heading_20_2">
      <style:paragraph-properties fo:margin-left="0in" fo:margin-right="0in" style:line-height-at-least="0.3335in" fo:orphans="2" fo:widows="2" fo:text-indent="0in" style:auto-text-indent="false"/>
      <style:text-properties fo:font-variant="normal" fo:text-transform="none" fo:color="#292929" style:font-name="medium-content-sans-serif-font" fo:font-size="11pt" fo:font-style="normal" fo:font-weight="bold" style:font-size-asian="11pt" style:font-size-complex="11pt"/>
    </style:style>
    <style:style style:name="P8" style:family="paragraph" style:parent-style-name="Heading_20_2">
      <style:paragraph-properties fo:margin-left="0in" fo:margin-right="0in" style:line-height-at-least="0.3335in" fo:orphans="2" fo:widows="2" fo:text-indent="0in" style:auto-text-indent="false"/>
      <style:text-properties fo:font-variant="normal" fo:text-transform="none" fo:color="#757575" style:font-name="medium-content-sans-serif-font" fo:font-size="12pt" fo:letter-spacing="normal" fo:font-style="normal" fo:font-weight="normal" style:font-size-asian="12pt" style:font-size-complex="12pt"/>
    </style:style>
    <style:style style:name="P9"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10"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font-size="11pt" fo:letter-spacing="normal" fo:font-style="normal" fo:font-weight="normal" style:font-size-asian="11pt" style:font-size-complex="11pt"/>
    </style:style>
    <style:style style:name="P11"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style>
    <style:style style:name="P12"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text-properties fo:font-variant="normal" fo:text-transform="none" fo:color="#292929" style:font-name="Menlo" fo:font-size="11pt" fo:letter-spacing="normal" fo:font-style="normal" fo:font-weight="normal" style:font-size-asian="11pt" style:font-size-complex="11pt"/>
    </style:style>
    <style:style style:name="P13"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text-properties fo:font-variant="normal" fo:text-transform="none" fo:font-size="11pt" fo:letter-spacing="normal" fo:font-style="normal" fo:font-weight="normal" style:font-size-asian="11pt" style:font-size-complex="11pt"/>
    </style:style>
    <style:style style:name="P14"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style>
    <style:style style:name="T1" style:family="text">
      <style:text-properties fo:color="#292929" style:font-name="Menlo"/>
    </style:style>
    <style:style style:name="T2" style:family="text">
      <style:text-properties fo:color="#292929" style:font-name="Menlo" fo:font-size="12pt"/>
    </style:style>
    <style:style style:name="T3" style:family="text">
      <style:text-properties fo:font-variant="normal" fo:text-transform="none" fo:color="#292929" style:font-name="medium-content-serif-font" fo:font-size="15.75pt" fo:font-style="normal" fo:font-weight="bold"/>
    </style:style>
    <style:style style:name="T4" style:family="text">
      <style:text-properties fo:font-variant="normal" fo:text-transform="none" fo:color="#292929" style:font-name="medium-content-serif-font" fo:font-size="15.75pt" fo:font-style="normal" fo:font-weight="normal"/>
    </style:style>
    <style:style style:name="T5" style:family="text">
      <style:text-properties fo:font-variant="normal" fo:text-transform="none" fo:color="#292929" style:font-name="medium-content-serif-font" fo:font-size="15.75pt" fo:letter-spacing="normal" fo:font-style="normal" fo:font-weight="bold"/>
    </style:style>
    <style:style style:name="T6" style:family="text">
      <style:text-properties fo:font-variant="normal" fo:text-transform="none" fo:color="#292929" style:font-name="medium-content-serif-font" fo:font-size="15.75pt" fo:letter-spacing="normal" fo:font-style="normal" fo:font-weight="normal"/>
    </style:style>
    <style:style style:name="T7" style:family="text">
      <style:text-properties fo:font-variant="normal" fo:text-transform="none" fo:color="#292929" style:font-name="medium-content-serif-font" fo:letter-spacing="normal" fo:font-style="normal" fo:font-weight="bold"/>
    </style:style>
    <style:style style:name="T8" style:family="text">
      <style:text-properties fo:font-variant="normal" fo:text-transform="none" fo:color="#292929" style:font-name="medium-content-serif-font" fo:letter-spacing="normal" fo:font-style="normal" fo:font-weight="normal"/>
    </style:style>
    <style:style style:name="T9" style:family="text">
      <style:text-properties fo:font-variant="normal" fo:text-transform="none" fo:color="#292929" style:font-name="medium-content-serif-font" fo:font-style="normal" fo:font-weight="normal"/>
    </style:style>
    <style:style style:name="T10" style:family="text">
      <style:text-properties fo:font-variant="normal" fo:text-transform="none" fo:color="#292929" style:font-name="medium-content-serif-font" fo:font-style="normal" fo:font-weight="bold"/>
    </style:style>
    <style:style style:name="T11" style:family="text">
      <style:text-properties fo:font-variant="normal" fo:text-transform="none" fo:color="#292929" style:font-name="medium-content-serif-font" fo:font-size="11pt" fo:letter-spacing="normal" fo:font-style="normal" fo:font-weight="bold" style:font-size-asian="11pt" style:font-size-complex="11pt"/>
    </style:style>
    <style:style style:name="T12" style:family="text">
      <style:text-properties fo:font-variant="normal" fo:text-transform="none" fo:color="#292929" style:font-name="medium-content-serif-font" fo:font-size="11pt" fo:letter-spacing="normal" fo:font-style="normal" fo:font-weight="normal" style:font-size-asian="11pt" style:font-size-complex="11pt"/>
    </style:style>
    <style:style style:name="T13" style:family="text">
      <style:text-properties fo:font-variant="normal" fo:text-transform="none" fo:color="#292929" style:font-name="medium-content-serif-font" fo:font-size="11pt" fo:font-style="normal" fo:font-weight="normal" style:font-size-asian="11pt" style:font-size-complex="11pt"/>
    </style:style>
    <style:style style:name="T14" style:family="text">
      <style:text-properties fo:font-variant="normal" fo:text-transform="none" fo:color="#292929" style:font-name="medium-content-serif-font" fo:font-size="11pt" fo:font-style="normal" fo:font-weight="bold" style:font-size-asian="11pt" style:font-size-complex="11pt"/>
    </style:style>
    <style:style style:name="T15" style:family="text">
      <style:text-properties fo:font-variant="normal" fo:text-transform="none" fo:color="#292929" style:text-line-through-style="none" style:text-line-through-type="none" style:font-name="medium-content-serif-font" fo:font-size="15.75pt" fo:font-style="normal" style:text-underline-style="none" fo:font-weight="normal" style:text-blinking="false"/>
    </style:style>
    <style:style style:name="T16" style:family="text">
      <style:text-properties fo:font-variant="normal" fo:text-transform="none" fo:color="#292929" style:text-line-through-style="none" style:text-line-through-type="none" style:font-name="medium-content-serif-font" fo:font-size="15.75pt" fo:letter-spacing="normal" fo:font-style="normal" style:text-underline-style="none" fo:font-weight="normal" style:text-blinking="false"/>
    </style:style>
    <style:style style:name="T17" style:family="text">
      <style:text-properties fo:font-variant="normal" fo:text-transform="none" fo:color="#292929" style:text-line-through-style="none" style:text-line-through-type="none" style:font-name="medium-content-serif-font" fo:letter-spacing="normal" fo:font-style="normal" style:text-underline-style="none" fo:font-weight="normal" style:text-blinking="false"/>
    </style:style>
    <style:style style:name="T18" style:family="text">
      <style:text-properties fo:font-variant="normal" fo:text-transform="none" fo:color="#292929" style:text-line-through-style="none" style:text-line-through-type="none" style:font-name="medium-content-serif-font" fo:font-style="normal" style:text-underline-style="none" fo:font-weight="normal" style:text-blinking="false"/>
    </style:style>
    <style:style style:name="T19" style:family="text">
      <style:text-properties fo:font-variant="normal" fo:text-transform="none" fo:color="#292929" style:text-line-through-style="none" style:text-line-through-type="none" style:font-name="medium-content-serif-font" fo:font-size="11pt" fo:letter-spacing="normal" fo:font-style="normal" style:text-underline-style="none" fo:font-weight="normal" style:text-blinking="false" style:font-size-asian="11pt" style:font-size-complex="11pt"/>
    </style:style>
    <style:style style:name="T20" style:family="text">
      <style:text-properties fo:font-variant="normal" fo:text-transform="none" fo:color="#292929" style:text-line-through-style="none" style:text-line-through-type="none" style:font-name="medium-content-serif-font" fo:font-size="11pt" fo:font-style="normal" style:text-underline-style="none" fo:font-weight="normal" style:text-blinking="false" style:font-size-asian="11pt" style:font-size-complex="11pt"/>
    </style:style>
    <style:style style:name="T21" style:family="text">
      <style:text-properties fo:font-variant="normal" fo:text-transform="none" fo:color="#292929" style:text-line-through-style="none" style:text-line-through-type="none" style:font-name="Menlo" fo:font-size="12pt" fo:letter-spacing="normal" fo:font-style="normal" style:text-underline-style="none" fo:font-weight="normal" style:text-blinking="false"/>
    </style:style>
    <style:style style:name="T22" style:family="text">
      <style:text-properties fo:font-variant="normal" fo:text-transform="none" fo:color="#292929" style:text-line-through-style="none" style:text-line-through-type="none" style:font-name="Menlo" fo:letter-spacing="normal" fo:font-style="normal" style:text-underline-style="none" fo:font-weight="normal" style:text-blinking="false"/>
    </style:style>
    <style:style style:name="T23" style:family="text">
      <style:text-properties fo:font-variant="normal" fo:text-transform="none" fo:color="#292929" style:text-line-through-style="none" style:text-line-through-type="none" style:font-name="Menlo" fo:font-size="11pt" fo:letter-spacing="normal" fo:font-style="normal" style:text-underline-style="none" fo:font-weight="normal" style:text-blinking="false" style:font-size-asian="11pt" style:font-size-complex="11pt"/>
    </style:style>
    <style:style style:name="T24" style:family="text">
      <style:text-properties fo:font-variant="normal" fo:text-transform="none" fo:color="#292929" style:font-name="Menlo" fo:font-size="11.25pt" fo:font-style="normal" fo:font-weight="normal" fo:background-color="#f2f2f2" loext:char-shading-value="0" loext:padding="0in" loext:border="none"/>
    </style:style>
    <style:style style:name="T25" style:family="text">
      <style:text-properties fo:font-variant="normal" fo:text-transform="none" fo:color="#292929" style:font-name="Menlo" fo:font-size="12pt" fo:letter-spacing="normal" fo:font-style="normal" fo:font-weight="normal"/>
    </style:style>
    <style:style style:name="T26" style:family="text">
      <style:text-properties fo:font-variant="normal" fo:text-transform="none" fo:color="#292929" style:font-name="Menlo" fo:font-style="normal" fo:font-weight="normal" fo:background-color="#f2f2f2" loext:char-shading-value="0" loext:padding="0in" loext:border="none"/>
    </style:style>
    <style:style style:name="T27" style:family="text">
      <style:text-properties fo:font-variant="normal" fo:text-transform="none" fo:color="#292929" style:font-name="Menlo" fo:letter-spacing="normal" fo:font-style="normal" fo:font-weight="normal"/>
    </style:style>
    <style:style style:name="T28" style:family="text">
      <style:text-properties fo:font-variant="normal" fo:text-transform="none" fo:color="#292929" style:font-name="Menlo" fo:font-size="11pt" fo:font-style="normal" fo:font-weight="normal" fo:background-color="#f2f2f2" loext:char-shading-value="0" style:font-size-asian="11pt" style:font-size-complex="11pt" loext:padding="0in" loext:border="none"/>
    </style:style>
    <style:style style:name="T29" style:family="text">
      <style:text-properties fo:font-variant="normal" fo:text-transform="none" fo:color="#292929" style:font-name="Menlo" fo:font-size="11pt" fo:letter-spacing="normal" fo:font-style="normal" fo:font-weight="normal" style:font-size-asian="11pt" style:font-size-complex="11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aae5"/>Setting up an Ethereum Development Environment</text:h>
      <text:h text:style-name="P8" text:outline-level="2"><text:bookmark text:name="8fb7"/>Quick Start Guide</text:h>
      <text:p text:style-name="P2"><text:bookmark text:name="3b3c"/>The Compound Protocol is a suite of Ethereum smart contracts that enable software developers to interface with cryptocurrency money markets. In order to supply or borrow assets from the protocol, you need to write to the Ethereum blockchain.</text:p>
      <text:p text:style-name="P2"><text:bookmark text:name="aae8"/>Ethereum is a public network of decentralized nodes that process transactions and append them to an ever-growing ledger, which is known as the blockchain. Developers can write software called smart contracts that are hosted on the Ethereum network. Anyone with access to Ethereum can invoke write and read operations to and from the blockchain.</text:p>
      <text:p text:style-name="P2"><text:bookmark text:name="28a2"/>In order to create a program for Ethereum and interact with Compound’s smart contracts, you need to have an access point to the network, some knowledge of smart contract architecture, and also some knowledge of JSON RPC.</text:p>
      <text:h text:style-name="P5" text:outline-level="1"><text:bookmark text:name="253e"/>Ethereum Development Key Concepts</text:h>
      <text:p text:style-name="P2"><text:bookmark text:name="0de5"/>Setting up your dev environment for Ethereum development takes just a few minutes. It’s important to have a basic understanding of a few general concepts before we start writing code.</text:p>
      <text:list xml:id="list2479565700" text:style-name="L1">
        <text:list-item>
          <text:p text:style-name="P4"><text:bookmark text:name="2118"/><text:span text:style-name="Strong_20_Emphasis"><text:span text:style-name="T11">Solidity</text:span></text:span><text:span text:style-name="T12"> - The most popular programming language for writing smart contracts on Ethereum.</text:span></text:p>
        </text:list-item>
        <text:list-item>
          <text:p text:style-name="P4"><text:bookmark text:name="58b1"/><text:span text:style-name="Strong_20_Emphasis"><text:span text:style-name="T11">Web3.js </text:span></text:span><text:span text:style-name="T12">- A JavaScript library for web browsers and Node.js that enables developers to elegantly read and write to the Ethereum blockchain. Smart contracts written in Solidity can be executed using JSON RPC from Web3.js.</text:span></text:p>
        </text:list-item>
        <text:list-item>
          <text:p text:style-name="P4"><text:bookmark text:name="e46e"/><text:soft-page-break/><text:span text:style-name="Strong_20_Emphasis"><text:span text:style-name="T11">Infura.io </text:span></text:span><text:span text:style-name="T12">- A company that provides an API for simple Ethereum network access through HTTP and WebSockets. To access the network without a service like Infura’s API, you must host your own Ethereum network node.</text:span></text:p>
        </text:list-item>
        <text:list-item>
          <text:p text:style-name="P4"><text:bookmark text:name="d2b2"/><text:span text:style-name="Strong_20_Emphasis"><text:span text:style-name="T11">Ethereum Networks </text:span></text:span><text:span text:style-name="T12">- The Ethereum Main Network (a.k.a Homestead) is considered to be the production environment. This is where real Ether (ETH) can be exchanged, burned, and mined. Also, there are popular public test networks: Ropsten, Göerli, Kovan, and Rinkeby. All of these networks can be accessed via Infura’s API.</text:span></text:p>
        </text:list-item>
        <text:list-item>
          <text:p text:style-name="P4"><text:bookmark text:name="2e26"/><text:span text:style-name="Strong_20_Emphasis"><text:span text:style-name="T11">Cloudflare’s Ethereum Gateway</text:span></text:span><text:span text:style-name="T12"> - Cloudflare, a popular DNS and general web-infrastructure company provides a free API for accessing the Ethereum Main Net. </text:span><text:span text:style-name="Strong_20_Emphasis"><text:span text:style-name="T11">Unlike Infura, Cloudflare’s gateway can be used without an account or API</text:span></text:span><text:span text:style-name="T12">. The network can be interfaced with at </text:span><text:a xlink:type="simple" xlink:href="https://cloudflare-eth.com/" text:style-name="Internet_20_link" text:visited-style-name="Visited_20_Internet_20_Link"><text:span text:style-name="T19">https://cloudflare-eth.com</text:span></text:a><text:span text:style-name="T12">. However, you can interface with only Homestead; not Ropsten, Göerli, Kovan, or Rinkeby.</text:span></text:p>
        </text:list-item>
        <text:list-item>
          <text:p text:style-name="P4"><text:bookmark text:name="7e78"/><text:span text:style-name="Strong_20_Emphasis"><text:span text:style-name="T11">Truffle</text:span></text:span><text:span text:style-name="T12"> - A company that creates Ethereum development tools like Truffle, Ganache, and Drizzle. In this guide, we’ll be installing Ganache CLI so we can run our Solidity and Web3.js code locally during development.</text:span></text:p>
        </text:list-item>
        <text:list-item>
          <text:p text:style-name="P4"><text:bookmark text:name="65ea"/><text:span text:style-name="Strong_20_Emphasis"><text:span text:style-name="T11">Ganache CLI </text:span></text:span><text:span text:style-name="T12">- A command line interface for running a locally hosted instance of Ethereum. We can start up a blank Ethereum blockchain, or a fork of a public network’s blockchain on your local machine.</text:span></text:p>
        </text:list-item>
        <text:list-item>
          <text:p text:style-name="P4"><text:bookmark text:name="25ea"/><text:span text:style-name="Strong_20_Emphasis"><text:span text:style-name="T11">Solc</text:span></text:span><text:span text:style-name="T12"> - The Solidity compiler. This turns our human-readable Solidity code into Ethereum bytecode, which Ethereum network nodes understand how to execute.</text:span></text:p>
        </text:list-item>
        <text:list-item>
          <text:p text:style-name="P4"><text:bookmark text:name="1e1c"/><text:span text:style-name="Strong_20_Emphasis"><text:span text:style-name="T11">MetaMask</text:span></text:span><text:span text:style-name="T12"> - A web browser extension that facilitates invocation of Ethereum smart contracts from a web page. MetaMask uses Web3.js under the hood. It is a tool for end users to use ETH, Ethereum based cryptocurrency tokens, and keep track of their Ethereum wallets when using decentralized, Web3 applications (a.k.a. DApps).</text:span></text:p>
        </text:list-item>
      </text:list>
      <text:h text:style-name="P5" text:outline-level="1"><text:bookmark text:name="a818"/>Installing MetaMask</text:h>
      <text:p text:style-name="P2"><text:bookmark text:name="e905"/>MetaMask is a web browser extension that can be installed on Google Chrome, FireFox, Opera, or Brave. End users can use the extension to interface with smart contracts.</text:p>
      <text:p text:style-name="P3"><text:bookmark text:name="c04c"/><text:soft-page-break/><text:span text:style-name="T13">For example, when you visit </text:span><text:a xlink:type="simple" xlink:href="https://app.compound.finance/," text:style-name="Internet_20_link" text:visited-style-name="Visited_20_Internet_20_Link"><text:span text:style-name="T20">https://app.compound.finance/,</text:span></text:a><text:span text:style-name="T13"> you can use MetaMask to supply your cryptocurrency assets to the Compound Protocol. The act of supplying assets on that website uses Web3.js and JSON RPC under the hood.</text:span></text:p>
      <text:p text:style-name="P2"><text:bookmark text:name="5147"/>Those remote procedure calls are invoking Compound’s smart contract functions, like mint, to accept your assets in exchange for cTokens.</text:p>
      <text:p text:style-name="P2"><text:bookmark text:name="216e"/>You can set the network on MetaMask to point to any of the public networks, your own network, and even your localhost network. As you’re developing your DApp’s front-end web page, you can also test the back-end of the DApp locally if you are running Ganache CLI. This makes MetaMask a solid testing and development tool in addition to being an end user product.</text:p>
      <text:p text:style-name="P3"><text:bookmark text:name="51dd"/><text:span text:style-name="T13">The MetaMask browser extension </text:span><text:span text:style-name="Strong_20_Emphasis"><text:span text:style-name="T14">automatically imports the Web3 object as global JavaScript variable on every webpage</text:span></text:span><text:span text:style-name="T13"> the user visits. It uses the HTTP provider in which is selected in the pictured drop down menu(more on providers later).</text:span></text:p>
      <text:h text:style-name="P5" text:outline-level="1"><text:bookmark text:name="959d"/>Installing the Solidity Compiler (solc)</text:h>
      <text:p text:style-name="P2"><text:bookmark text:name="d12d"/>Before you deploy a smart contract to an Ethereum network (or your localhost), you must first compile it to bytecode. This turns your program into machine-readable opcodes that Ethereum nodes understand how to execute.</text:p>
      <text:p text:style-name="P2"><text:bookmark text:name="5ab5"/>In addition to bytecode, the Solidity compiler also produces an ABI (application binary interface). This is a JSON object that maps to your bytecode. Web3.js (and other frameworks) can do JSON RPC using the ABI, and the address of your smart contract. Think of the ABI as the bridge between Web2 and Web3.</text:p>
      <text:p text:style-name="P3"><text:bookmark text:name="1276"/><text:span text:style-name="T13">Installing </text:span><text:span text:style-name="Strong_20_Emphasis"><text:span text:style-name="T14">solc</text:span></text:span><text:span text:style-name="T13"> can be done using Homebrew on Mac or </text:span><text:span text:style-name="Strong_20_Emphasis"><text:span text:style-name="T14">apt-get</text:span></text:span><text:span text:style-name="T13"> and the like on Linux distributions. Windows users need to build from source. </text:span><text:a xlink:type="simple" xlink:href="https://solidity.readthedocs.io/en/v0.4.24/installing-solidity.html" text:style-name="Internet_20_link" text:visited-style-name="Visited_20_Internet_20_Link"><text:span text:style-name="T20">Solidity compiler installation instructions for any OS can be found in the Solidity documentation</text:span></text:a><text:span text:style-name="T13">.</text:span></text:p>
      <text:p text:style-name="P3"><text:bookmark text:name="106d"/><text:soft-page-break/><text:span text:style-name="T13">Be sure to install the version of solc that corresponds to the </text:span><text:span text:style-name="Source_20_Text"><text:span text:style-name="T28">pragma</text:span></text:span><text:span text:style-name="T13"> line in your smart contract code. The Solidity code we will write later uses </text:span><text:span text:style-name="Strong_20_Emphasis"><text:span text:style-name="T14">version 5</text:span></text:span><text:span text:style-name="T13">.</text:span></text:p>
      <text:p text:style-name="P2"><text:bookmark text:name="6437"/>Once you have installed the Solidity compiler, you can use it on the command line to compile a Solidity file. If compilation succeeds, you’ll get bytecode and a JSON ABI.</text:p>
      <text:p text:style-name="P9"><text:bookmark text:name="d903"/>solc MySmartContracts.sol</text:p>
      <text:h text:style-name="P5" text:outline-level="1"><text:bookmark text:name="242e"/>Installing Web3.js</text:h>
      <text:p text:style-name="P2"><text:bookmark text:name="8800"/>Web3.js is a popular library for interfacing with the Ethereum blockchain. To use it in a web page, you can import the library directly using a CDN like JSDeliver.</text:p>
      <text:p text:style-name="P9"><text:bookmark text:name="b9cd"/>&lt;script src="https://cdn.jsdelivr.net/npm/web3@latest/dist/web3.min.js"&gt;&lt;/script&gt;</text:p>
      <text:p text:style-name="P3"><text:bookmark text:name="6a48"/><text:span text:style-name="T13">To install the library for your built, front-end web project, or for a Node.js script/ server application, you can use NPM or Yarn for Node.js. </text:span><text:a xlink:type="simple" xlink:href="https://nodejs.org/" text:style-name="Internet_20_link" text:visited-style-name="Visited_20_Internet_20_Link"><text:span text:style-name="T20">Click here to install the LTS of Node.js and NPM</text:span></text:a><text:span text:style-name="T13">.</text:span></text:p>
      <text:p text:style-name="P10"><text:bookmark text:name="05a8"/><text:span text:style-name="T1">npm install web3</text:span><text:bookmark text:name="13fa"/><text:span text:style-name="T1">## or</text:span><text:bookmark text:name="a242"/><text:span text:style-name="T1">yarn add web3</text:span></text:p>
      <text:p text:style-name="P2"><text:bookmark text:name="4258"/>To import Web3.js into a Node.js script or Browserify front-end project, you can use the following line of JavaScript:</text:p>
      <text:p text:style-name="P9"><text:bookmark text:name="3dba"/>const Web3 = require('web3');</text:p>
      <text:p text:style-name="P2"><text:bookmark text:name="8b36"/>If you imported via CDN directly to a web page, the `Web3` variable will already be declared; no need for the line of code above.</text:p>
      <text:p text:style-name="P2"><text:bookmark text:name="6cb7"/><text:soft-page-break/>To initialize your Web3 object, you need to provide a network WebSocket or HTTP provider in which to point Web3. This is the default HTTP provider address and port for Ganache CLI, which you can run on your local machine.</text:p>
      <text:p text:style-name="P11"><text:bookmark text:name="fe71"/><text:span text:style-name="T29">const web3 = new Web3('</text:span><text:a xlink:type="simple" xlink:href="http://localhost:8545/" text:style-name="Internet_20_link" text:visited-style-name="Visited_20_Internet_20_Link"><text:span text:style-name="T23">http://localhost:8545</text:span></text:a><text:span text:style-name="T29">');</text:span></text:p>
      <text:p text:style-name="P3"><text:bookmark text:name="c5e4"/><text:span text:style-name="T13">If you want to connect to a public network via Infura, you can do so once you create an </text:span><text:a xlink:type="simple" xlink:href="https://infura.io/" text:style-name="Internet_20_link" text:visited-style-name="Visited_20_Internet_20_Link"><text:span text:style-name="T20">Infura</text:span></text:a><text:span text:style-name="T13"> account and get your API key.</text:span></text:p>
      <text:p text:style-name="P10"><text:bookmark text:name="e1d8"/><text:span text:style-name="T1">const web3 = new Web3('https://mainnet.infura.io/v3/_YOUR_API_KEY_'); </text:span><text:bookmark text:name="5fec"/><text:span text:style-name="T1">// Infura can also access public test nets </text:span></text:p>
      <text:p text:style-name="P12">// by changing the subdomain.</text:p>
      <text:p text:style-name="P14"><text:span text:style-name="T29">// Eg: </text:span><text:a xlink:type="simple" xlink:href="https://ropsten.infura.io/v3/_YOUR_API_KEY_" text:style-name="Internet_20_link" text:visited-style-name="Visited_20_Internet_20_Link"><text:span text:style-name="T23">https://ropsten.infura.io/v3/_YOUR_API_KEY_</text:span></text:a></text:p>
      <text:h text:style-name="P5" text:outline-level="1"><text:bookmark text:name="e968"/>Infura</text:h>
      <text:p text:style-name="P3"><text:bookmark text:name="678d"/><text:span text:style-name="T13">Unless you already have your own Ethereum network nodes to be your entrypoint to the Ethereum network, you’ll need to make an account with a service like Infura. You get up to 100,000 API calls per day, for free, if you make a developer account at </text:span><text:a xlink:type="simple" xlink:href="https://infura.io/" text:style-name="Internet_20_link" text:visited-style-name="Visited_20_Internet_20_Link"><text:span text:style-name="T20">https://infura.io/</text:span></text:a><text:span text:style-name="T13">.</text:span></text:p>
      <text:p text:style-name="P2"><text:bookmark text:name="1c24"/>Create a project, and copy your “Endpoint.” This contains your personal API key. Remember that you can change the subdomain of the URL to any of the public networks to switch the network your code interfaces with.</text:p>
      <text:h text:style-name="P5" text:outline-level="1"><text:bookmark text:name="66e6"/><text:soft-page-break/>Ganache CLI</text:h>
      <text:p text:style-name="P3"><text:bookmark text:name="b334"/><text:a xlink:type="simple" xlink:href="https://github.com/trufflesuite/ganache-cli" text:style-name="Internet_20_link" text:visited-style-name="Visited_20_Internet_20_Link"><text:span text:style-name="T20">Ganache CLI</text:span></text:a><text:span text:style-name="T13">, made by the Truffle team, is an essential tool for Ethereum development and testing. You can easily spin-up your own instance of Ethereum on your local machine with 1 terminal command. When you boot up Ganache, it gives you 10 Ethereum wallets that each contain 100 fake ETH. You can use this test net ETH to test smart contracts on your localhost blockchain.</text:span></text:p>
      <text:p text:style-name="P9"><text:bookmark text:name="a12c"/>ganache-cli</text:p>
      <text:p text:style-name="P2"><text:bookmark text:name="8d7c"/>In addition to a blank-slate blockchain, you can also fork an existing public network. You would want to do a fork of a public net if you want to test out existing, public smart contracts on your local machine. Let’s unpack an example.</text:p>
      <text:h text:style-name="P7" text:outline-level="2"><text:bookmark text:name="351c"/>Testing Out Compound’s Smart Contracts</text:h>
      <text:p text:style-name="P2"><text:bookmark text:name="2404"/>If you want to test out supplying Ethereum assets to Compound’s Main network smart contracts, you can run Ganache with a fork of Main net. You can use the same addresses as the production Compound Protocol contracts, except interacting with them will only change the blockchain running on your local machine. Easy, streamlined development and testing.</text:p>
      <text:p text:style-name="P9"><text:bookmark text:name="c8ae"/>ganache-cli -f https://cloudflare-eth.com</text:p>
      <text:p text:style-name="P3"><text:bookmark text:name="fc9d"/><text:span text:style-name="T13">Installing Ganache CLI can be done with NPM or Yarn. </text:span><text:a xlink:type="simple" xlink:href="https://nodejs.org/" text:style-name="Internet_20_link" text:visited-style-name="Visited_20_Internet_20_Link"><text:span text:style-name="T20">If you haven’t already click here to install the LTS of Node.js and NPM</text:span></text:a><text:span text:style-name="T13">.</text:span></text:p>
      <text:p text:style-name="P9"><text:bookmark text:name="9ddf"/>## Installs Ganache CLI globally so you can run it</text:p>
      <text:p text:style-name="P13"><text:soft-page-break/><text:span text:style-name="T1">## anywhere with `ganache-cli`</text:span><text:bookmark text:name="685c"/><text:span text:style-name="T1">npm install -g ganache-cli</text:span><text:bookmark text:name="ee75"/><text:span text:style-name="T1">## or: yarn global add ganache-cli</text:span></text:p>
      <text:h text:style-name="P5" text:outline-level="1"><text:bookmark text:name="7dda"/>Programming Your First DApp</text:h>
      <text:p text:style-name="P3"><text:bookmark text:name="e201"/><text:span text:style-name="T13">Now that we have an understanding of basic Ethereum concepts, and we’ve set up our dev environment, we can write a full DApp. Total development time: </text:span><text:span text:style-name="Strong_20_Emphasis"><text:span text:style-name="T14">5 minutes</text:span></text:span><text:span text:style-name="T13">.</text:span></text:p>
      <text:p text:style-name="P3"><text:bookmark text:name="af48"/><text:span text:style-name="T13">We’re not going to use the Compound Protocol just yet. Baby steps. After you complete this walkthrough, you’ll be ready to learn how to </text:span><text:a xlink:type="simple" xlink:href="https://medium.com/compound-finance/supplying-assets-to-the-compound-protocol-ec2cf5df5aa" text:style-name="Internet_20_link" text:visited-style-name="Visited_20_Internet_20_Link"><text:span text:style-name="T20">Supply Assets to the Compound Protocol</text:span></text:a><text:span text:style-name="T13">, which is the next quick start guide.</text:span></text:p>
      <text:h text:style-name="P5" text:outline-level="1"><text:bookmark text:name="ec21"/>Writing a Smart Contract with Solidity</text:h>
      <text:p text:style-name="P2"><text:bookmark text:name="5e11"/>Create a directory on your local machine for your DApp project files. You can do this on the command line.</text:p>
      <text:p text:style-name="P10"><text:bookmark text:name="4fc0"/><text:span text:style-name="T1">mkdir first-ethereum-dapp</text:span><text:bookmark text:name="a462"/><text:span text:style-name="T1">cd first-ethereum-dapp/</text:span></text:p>
      <text:p text:style-name="P2"><text:bookmark text:name="a443"/>We’ll write our smart contract in a Solidity file called FirstContract.sol.</text:p>
      <text:p text:style-name="P10"><text:bookmark text:name="4084"/><text:span text:style-name="T1">touch FirstContract.sol</text:span><text:bookmark text:name="ccb6"/><text:span text:style-name="T1">## or on non-bash Windows CLI: fsutil file createnew FirstContract.sol 0</text:span></text:p>
      <text:p text:style-name="P3"><text:bookmark text:name="5261"/><text:span text:style-name="T13">Open the Solidity file with your favorite text editor for writing code. I’ll be using Sublime text, which has a </text:span><text:a xlink:type="simple" xlink:href="https://packagecontrol.io/packages/Ethereum" text:style-name="Internet_20_link" text:visited-style-name="Visited_20_Internet_20_Link"><text:span text:style-name="T20">community-made syntax highlighter for Solidity</text:span></text:a><text:span text:style-name="T13">.</text:span></text:p>
      <text:p text:style-name="P2"><text:bookmark text:name="27ba"/>Here is the code for our contract file.</text:p>
      <text:p text:style-name="P2"><text:bookmark text:name="4cd9"/>The contract has 1 getter function, and all it does is return 123. Once you write the code, save this file.</text:p>
      <text:h text:style-name="P5" text:outline-level="1"><text:bookmark text:name="6591"/><text:soft-page-break/>Compiling a Solidity Smart Contract</text:h>
      <text:p text:style-name="P2"><text:bookmark text:name="410c"/>Next we’ll build our contract using the Solidity compiler CLI. On your command line, run the following.</text:p>
      <text:p text:style-name="P9"><text:bookmark text:name="f2a9"/>solc --bin --abi -o ./build FirstContract.sol</text:p>
      <text:p text:style-name="P2"><text:bookmark text:name="f193"/>This will create a folder called “build” in your project directory and also write 2 files to that folder. One contains the contract bytecode, and the other contains the contract ABI.</text:p>
      <text:h text:style-name="P5" text:outline-level="1"><text:bookmark text:name="b895"/>Configuring Your Project and Local Development Environment</text:h>
      <text:p text:style-name="P3"><text:bookmark text:name="2edd"/><text:span text:style-name="T13">Next, we’ll need to use a Node.js script to deploy the code to Ganache. If you haven’t already, install Node.js. </text:span><text:a xlink:type="simple" xlink:href="https://nodejs.org/" text:style-name="Internet_20_link" text:visited-style-name="Visited_20_Internet_20_Link"><text:span text:style-name="T20">Click here to install the LTS of Node.js and NPM</text:span></text:a><text:span text:style-name="T13">.</text:span></text:p>
      <text:p text:style-name="P2"><text:bookmark text:name="4c17"/>From your project directory, run the following command on the command line.</text:p>
      <text:p text:style-name="P10"><text:bookmark text:name="57e7"/><text:span text:style-name="T1">npm init -y</text:span><text:bookmark text:name="b418"/><text:span text:style-name="T1">## OR if you're a yarn person</text:span><text:bookmark text:name="118d"/><text:span text:style-name="T1">## yarn init -y</text:span></text:p>
      <text:p text:style-name="P2"><text:bookmark text:name="97f4"/>This creates a package.json file which keeps track of project metadata and dependency data. There’s no need to view or edit this file for now. Next, let’s install our dependencies.</text:p>
      <text:p text:style-name="P10"><text:bookmark text:name="ce79"/><text:span text:style-name="T1">npm install web3 ganache-cli http-server</text:span><text:bookmark text:name="a542"/><text:span text:style-name="T1">## alternatively</text:span></text:p>
      <text:p text:style-name="P12">## yarn add web3 ganache-cli http-server</text:p>
      <text:p text:style-name="P3"><text:bookmark text:name="54a9"/><text:span text:style-name="T13">To run scripts inside of the </text:span><text:span text:style-name="Source_20_Text"><text:span text:style-name="T28">node_modules/.bin/</text:span></text:span><text:span text:style-name="T13"> folder, you can globally install the </text:span><text:span text:style-name="Source_20_Text"><text:span text:style-name="T28">npx</text:span></text:span><text:span text:style-name="T13"> module.</text:span></text:p>
      <text:p text:style-name="P10"><text:bookmark text:name="d60d"/><text:span text:style-name="T1">npm install -g npx</text:span><text:bookmark text:name="ab3b"/><text:span text:style-name="T1">## or: yarn global add npx</text:span></text:p>
      <text:p text:style-name="P3"><text:bookmark text:name="49c6"/><text:soft-page-break/><text:span text:style-name="T13">Create a second terminal window and navigate to the project directory using </text:span><text:span text:style-name="Source_20_Text"><text:span text:style-name="T28">cd</text:span></text:span><text:span text:style-name="T13">. Here, we are going to run our instance of Ganache.</text:span></text:p>
      <text:p text:style-name="P10"><text:bookmark text:name="cf2f"/><text:span text:style-name="T1">cd first-ethereum-dapp/</text:span><text:bookmark text:name="547e"/><text:span text:style-name="T1">npx ganache-cli</text:span></text:p>
      <text:h text:style-name="P5" text:outline-level="1"><text:bookmark text:name="e790"/>Deploying to Your Local Test Net</text:h>
      <text:p text:style-name="P3"><text:bookmark text:name="dc81"/><text:span text:style-name="T13">Now that we have our own test blockchain running on our local machine, we can deploy the contract we built earlier. In your first command line window, make a new file called </text:span><text:span text:style-name="Strong_20_Emphasis"><text:span text:style-name="T14">deploy.js</text:span></text:span><text:span text:style-name="T13">.</text:span></text:p>
      <text:p text:style-name="P9"><text:bookmark text:name="ce16"/>touch deploy.js</text:p>
      <text:p text:style-name="P2"><text:bookmark text:name="a11c"/>Add the following code to the file. Running this script will deploy our smart contract to the instance of Ganache, which is running in our other command line window.</text:p>
      <text:p text:style-name="P2"><text:bookmark text:name="5e4a"/>Save the file and run it using the following command.</text:p>
      <text:p text:style-name="P9"><text:bookmark text:name="7574"/>node deploy.js</text:p>
      <text:p text:style-name="P2"><text:bookmark text:name="38ca"/>If successful, you will see the following output on your command line.</text:p>
      <text:p text:style-name="P9"><text:bookmark text:name="259a"/>&gt; FirstContract was successfully deployed!</text:p>
      <text:p text:style-name="P12">&gt; FirstContract can be interfaced with at this address:</text:p>
      <text:p text:style-name="P12">&gt; 0x702f935d608Aadf90323310c489B2903af20AA43</text:p>
      <text:p text:style-name="P3"><text:bookmark text:name="468f"/><text:soft-page-break/><text:span text:style-name="T13">The hexadecimal number you see is the address on the blockchain where our contract now lives. Your address might be different from mine! </text:span><text:span text:style-name="Strong_20_Emphasis"><text:span text:style-name="T14">Copy this value and save it for later</text:span></text:span><text:span text:style-name="T13">.</text:span></text:p>
      <text:h text:style-name="P5" text:outline-level="1"><text:bookmark text:name="5d94"/>Writing the Front-End Web Page of our DApp</text:h>
      <text:p text:style-name="P2"><text:bookmark text:name="4bb0"/>The blockchain can be written to or read from with all modern web browsers, thanks to web3.js. Our DApp won’t do any blockchain writes from the browser, so we won’t be needing MetaMask for approving ETH transactions.</text:p>
      <text:p text:style-name="P2"><text:bookmark text:name="007c"/>Create an HTML file in your project called index.html.</text:p>
      <text:p text:style-name="P9"><text:bookmark text:name="5730"/>touch index.html</text:p>
      <text:p text:style-name="P2"><text:bookmark text:name="c978"/>We’ll put our user interface and our Web3.js code in this file.</text:p>
      <text:p text:style-name="P2"><text:bookmark text:name="a84a"/>You can see that we create a Web3 object and point it to our local Ganache in the JavaScript section of the file. Then we call our smart contract function “getInteger” and update the UI with the result.</text:p>
      <text:p text:style-name="P2"><text:bookmark text:name="6f06"/>You might catch that we are missing something. We need the contract address, and also the ABI. Without these values, the Web3 object does not know where our contract lives or its callable methods.</text:p>
      <text:p text:style-name="P3"><text:bookmark text:name="514f"/><text:span text:style-name="T13">Update the </text:span><text:span text:style-name="Source_20_Text"><text:span text:style-name="T28">myContractAddress</text:span></text:span><text:span text:style-name="T13"> variable with the hexadecimal value you saw logged on the command line when you ran the deploy script. Make sure it is wrapped in quotes so it is of type string.</text:span></text:p>
      <text:p text:style-name="P3"><text:bookmark text:name="946d"/><text:span text:style-name="T13">Copy the contents of </text:span><text:span text:style-name="Source_20_Text"><text:span text:style-name="T28">./build/FirstContract.abi</text:span></text:span><text:span text:style-name="T13"> and paste it over the value of </text:span><text:span text:style-name="Source_20_Text"><text:span text:style-name="T28">myAbi</text:span></text:span><text:span text:style-name="T13"> in the HTML file. Don’t wrap this value in quotes. Now save the </text:span><text:span text:style-name="Strong_20_Emphasis"><text:span text:style-name="T14">index.html</text:span></text:span><text:span text:style-name="T13"> file.</text:span></text:p>
      <text:h text:style-name="P5" text:outline-level="1"><text:bookmark text:name="2d16"/><text:soft-page-break/>Running Your New Full-Stack DApp</text:h>
      <text:p text:style-name="P2"><text:bookmark text:name="b278"/>We’re ready to run our DApp! From the command line, run the following command to boot up a HTTP server, which will serve our HTML file when it is requested from a web browser.</text:p>
      <text:p text:style-name="P10"><text:bookmark text:name="5d4d"/><text:span text:style-name="T1">npx http-server</text:span><text:bookmark text:name="bcf5"/><text:span text:style-name="T1">&gt; Starting up http-server, serving ./</text:span></text:p>
      <text:p text:style-name="P12">&gt; Available on:</text:p>
      <text:p text:style-name="P14"><text:span text:style-name="T29">&gt; </text:span><text:a xlink:type="simple" xlink:href="http://127.0.0.1:8080/" text:style-name="Internet_20_link" text:visited-style-name="Visited_20_Internet_20_Link"><text:span text:style-name="T23">http://127.0.0.1:8080</text:span></text:a></text:p>
      <text:p text:style-name="P12">&gt; Hit CTRL-C to stop the server</text:p>
      <text:p text:style-name="P3"><text:bookmark text:name="e84d"/><text:span text:style-name="T13">As you can see from the command line log, we now have a server that can be reached at </text:span><text:a xlink:type="simple" xlink:href="http://127.0.0.1:8080/" text:style-name="Internet_20_link" text:visited-style-name="Visited_20_Internet_20_Link"><text:span text:style-name="T20">http://localhost:8080</text:span></text:a><text:span text:style-name="T13">. Open up your favorite web browser and navigate to that address to access the DApp.</text:span></text:p>
      <text:p text:style-name="P2"><text:bookmark text:name="be93"/>If everything works according to plan, you’ll see something like the following.</text:p>
      <text:p text:style-name="P2"><text:bookmark text:name="ade8"/>When the web page loads, there is no integer value inside our HTML label. We are using web3.js to get the value from our smart contract function which is living on our local Ganache blockchain.</text:p>
      <text:p text:style-name="P2"><text:bookmark text:name="95f9"/>Congratulations! You have written your first full stack DApp. I hope this quick start guide got you up to speed on basic Ethereum DApp development. In the next quick start guide, we will run through supplying Ethereum assets to the Compound Protocol from JSON RPC, and also from our own Solidity smart contracts on the blockchain.</text:p>
      <text:p text:style-name="P3"><text:bookmark text:name="38fa"/><text:soft-page-break/><text:span text:style-name="T13">Thanks for reading and be sure to </text:span><text:a xlink:type="simple" xlink:href="https://compound.substack.com/?utm_source=quickstart1" text:style-name="Internet_20_link" text:visited-style-name="Visited_20_Internet_20_Link"><text:span text:style-name="T20">subscribe to the Compound Newsletter</text:span></text:a><text:span text:style-name="T13">. Feel free to comment on this post, or get in touch in the #development room on our very active </text:span><text:a xlink:type="simple" xlink:href="https://compound.finance/discord" text:style-name="Internet_20_link" text:visited-style-name="Visited_20_Internet_20_Link"><text:span text:style-name="T20">Discord server</text:span></text:a><text:span text:style-name="T1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11:59:54.299524575</meta:creation-date>
    <dc:date>2020-09-15T12:01:14.886099964</dc:date>
    <meta:editing-duration>PT1M20S</meta:editing-duration>
    <meta:editing-cycles>3</meta:editing-cycles>
    <meta:generator>LibreOffice/6.0.7.3$Linux_X86_64 LibreOffice_project/00m0$Build-3</meta:generator>
    <meta:document-statistic meta:table-count="0" meta:image-count="0" meta:object-count="0" meta:page-count="12" meta:paragraph-count="113" meta:word-count="2369" meta:character-count="14330" meta:non-whitespace-character-count="12084"/>
  </office:meta>
</office:document-meta>
</file>